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idad 12. Sistema de ejecución plataforma <text:s/>.Net</text:p>
      <text:p text:style-name="Standard"/>
      <text:p text:style-name="Standard">La plataforma .NET es un framework (entorno de trabajo) de Microsoft que hace énfasis en la transparencias de redes, con independencia de plataforma de hardware y que permite un rápido desarrollo de aplicaciones.</text:p>
      <text:p text:style-name="Standard"/>
      <text:list xml:id="list7743134580951449041" text:style-name="L1">
        <text:list-item>
          <text:p text:style-name="P2">La herramienta de desarrollo compila el código fuente de cualquiera de los lenguajes soportados por .NET en un código intermedio. </text:p>
          <text:p text:style-name="P2"/>
        </text:list-item>
        <text:list-item>
          <text:p text:style-name="P2">El lenguaje <text:span text:style-name="T1">CIL</text:span> (Common Intermediate Language) antes conocido como <text:span text:style-name="T1">MSIL </text:span><text:span text:style-name="T2">(Microsoft Intermediate Language), similar al BYTECODE de Java. Para generarlo, el compilador se basa en la especificación </text:span><text:span text:style-name="T1">CLS</text:span><text:span text:style-name="T2"> (Common Language Specification) que determina las reglas necesarias para crear el código </text:span><text:span text:style-name="T1">MSIL</text:span><text:span text:style-name="T2"> compatible con el </text:span><text:span text:style-name="T1">CLR </text:span><text:span text:style-name="T2">(Common Language Runtime).</text:span></text:p>
        </text:list-item>
      </text:list>
      <text:p text:style-name="Standard"><text:span text:style-name="T2"><text:line-break/></text:span></text:p>
      <text:list xml:id="list2784748665360836048" text:style-name="L2">
        <text:list-item>
          <text:p text:style-name="P3"><text:span text:style-name="T2">El </text:span><text:span text:style-name="T1">CLR </text:span><text:span text:style-name="T2">es el verdadero núcleo del framework, ya que, es aquí donde se cargan las aplicaciones desarrolladas en los distintos lenguajes.</text:span></text:p>
        </text:list-item>
      </text:list>
      <text:p text:style-name="Standard"><text:span text:style-name="T2"/></text:p>
      <text:list xml:id="list402425399" text:continue-numbering="true" text:style-name="L2">
        <text:list-item>
          <text:p text:style-name="P3"><text:span text:style-name="T2">Para ejecutarse se necesita un segundo paso, un compilador</text:span><text:span text:style-name="T1"> JIT</text:span><text:span text:style-name="T2"> (Just – In – Time) es el que genera el código máquina real que se ejecuta en la plataforma de cliente. </text:span></text:p>
          <text:p text:style-name="P3"><text:span text:style-name="T2">Esto hace que se consiga con .NET independencia de la plataforma de hardware. </text:span></text:p>
          <text:p text:style-name="P3"><text:span text:style-name="T2"/></text:p>
        </text:list-item>
        <text:list-item>
          <text:p text:style-name="P3"><text:span text:style-name="T2">La compilación </text:span><text:span text:style-name="T1">JIT </text:span><text:span text:style-name="T2">la realiza el </text:span><text:span text:style-name="T1">CLR </text:span><text:span text:style-name="T2">a medida que el programa invoca métodos. El código ejecutable obtenido se almacena en la memoria caché del ordenador, siendo recompilado de nuevo sólo en el caso de producirse algún cambio en el código fuen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ito Jódar Álvarez</meta:initial-creator>
    <meta:creation-date>2019-11-11T12:20:39</meta:creation-date>
    <dc:date>2019-11-13T19:24:08</dc:date>
    <dc:creator>Benito Jódar Álvarez</dc:creator>
    <meta:editing-duration>PT17M54S</meta:editing-duration>
    <meta:editing-cycles>2</meta:editing-cycles>
    <meta:generator>OpenOffice/4.1.7$Unix OpenOffice.org_project/417m1$Build-9800</meta:generator>
    <meta:document-statistic meta:table-count="0" meta:image-count="0" meta:object-count="0" meta:page-count="1" meta:paragraph-count="9" meta:word-count="222" meta:character-count="1366"/>
  </office:meta>
</office:document-meta>
</file>